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904: "* RUDINN - AT 6 VT 0&amp;* Dieser unsicherer Diamand ist nicht dein bester Freund./%",</text:p>
          </table:table-cell>
          <table:table-cell table:number-columns-repeated="7"/>
          <table:table-cell office:value-type="string" calcext:value-type="string">
            <text:p>Zeilennummer 904: "* RUDINN - AT 6 DF 0&amp;* This ambivalent diamond isn't any girl's best frien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Überstehe&amp;mein Diamand-&amp;schneider!",</text:p>
          </table:table-cell>
          <table:table-cell table:number-columns-repeated="7"/>
          <table:table-cell office:value-type="string" calcext:value-type="string">
            <text:p>Zeilennummer 904: "Face my&amp;Diamond&amp;Cutter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Es riecht nach Schmuck.",</text:p>
          </table:table-cell>
          <table:table-cell table:number-columns-repeated="7"/>
          <table:table-cell office:value-type="string" calcext:value-type="string">
            <text:p>Zeilennummer 904: "* Smells like jewelry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Du sagst Rudinn dass der Kampf nichts bringt^1.&amp;* Es hat was gebracht./%",</text:p>
          </table:table-cell>
          <table:table-cell table:number-columns-repeated="7"/>
          <table:table-cell office:value-type="string" calcext:value-type="string">
            <text:p>Zeilennummer 904: "* You told Rudinn to quit fighting^1.&amp;* It was utterly swaye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Das&amp;ergibt&amp;sinn.",</text:p>
          </table:table-cell>
          <table:table-cell table:number-columns-repeated="7"/>
          <table:table-cell office:value-type="string" calcext:value-type="string">
            <text:p>Zeilennummer 904: "Yeah I&amp;guess that&amp;makes&amp;sense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Rudinn leuchtet deutlich.",</text:p>
          </table:table-cell>
          <table:table-cell table:number-columns-repeated="7"/>
          <table:table-cell office:value-type="string" calcext:value-type="string">
            <text:p>Zeilennummer 904: "* Rudinn is glimmering plainly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Rudinn hat keine klare Meinung.",</text:p>
          </table:table-cell>
          <table:table-cell table:number-columns-repeated="7"/>
          <table:table-cell office:value-type="string" calcext:value-type="string">
            <text:p>Zeilennummer 904: "* Rudinn has no strong opinions one way or the other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Rudinn denkt an kunstvolle Steine.",</text:p>
          </table:table-cell>
          <table:table-cell table:number-columns-repeated="7"/>
          <table:table-cell office:value-type="string" calcext:value-type="string">
            <text:p>Zeilennummer 904: "* Rudinn thinks about elaborate stones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Rudinn hasst ihren Chef^1, doch nicht zu sehr um zu Kündigen.",</text:p>
          </table:table-cell>
          <table:table-cell table:number-columns-repeated="7"/>
          <table:table-cell office:value-type="string" calcext:value-type="string">
            <text:p>Zeilennummer 904: "* Rudinn dislikes its boss^1, but doesn't care enough to quit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Du lehrst den Feinden die Regeln der Nettigkeit./",</text:p>
          </table:table-cell>
          <table:table-cell table:number-columns-repeated="7"/>
          <table:table-cell office:value-type="string" calcext:value-type="string">
            <text:p>Zeilennummer 904: "* You lectured the enemies on the importance of kindne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Die Feinde wurden \\cBMüde\\cW.../%",</text:p>
          </table:table-cell>
          <table:table-cell table:number-columns-repeated="7"/>
          <table:table-cell office:value-type="string" calcext:value-type="string">
            <text:p>Zeilennummer 904: "* The enemies became \\cBTIRED\\cW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(Müde)",</text:p>
          </table:table-cell>
          <table:table-cell table:number-columns-repeated="7"/>
          <table:table-cell office:value-type="string" calcext:value-type="string">
            <text:p>Zeilennummer 904: "(Tired)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(Müde)",</text:p>
          </table:table-cell>
          <table:table-cell table:number-columns-repeated="7"/>
          <table:table-cell office:value-type="string" calcext:value-type="string">
            <text:p>Zeilennummer 904: "(Tired)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(Gähn)...&amp;Was? OK...",</text:p>
          </table:table-cell>
          <table:table-cell table:number-columns-repeated="7"/>
          <table:table-cell office:value-type="string" calcext:value-type="string">
            <text:p>Zeilennummer 904: "(Yawn)...&amp;What? OK..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Lang Lebe&amp;der Typ&amp;der uns &amp;bezahlt!",</text:p>
          </table:table-cell>
          <table:table-cell table:number-columns-repeated="7"/>
          <table:table-cell office:value-type="string" calcext:value-type="string">
            <text:p>Zeilennummer 904: "Long live&amp;the guy&amp;who pays us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schein,&amp;schein",</text:p>
          </table:table-cell>
          <table:table-cell table:number-columns-repeated="7"/>
          <table:table-cell office:value-type="string" calcext:value-type="string">
            <text:p>Zeilennummer 904: "Shine,&amp;shin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ich bin nur&amp;eine normale&amp;Person.",</text:p>
          </table:table-cell>
          <table:table-cell table:number-columns-repeated="7"/>
          <table:table-cell office:value-type="string" calcext:value-type="string">
            <text:p>Zeilennummer 904: "I'm just a&amp;normal&amp;person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Rudinn schläft ein.",</text:p>
          </table:table-cell>
          <table:table-cell table:number-columns-repeated="7"/>
          <table:table-cell office:value-type="string" calcext:value-type="string">
            <text:p>Zeilennummer 904: "* Rudinn is starting to fall asleep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Rudinns Glanz verblasst.",</text:p>
          </table:table-cell>
          <table:table-cell table:number-columns-repeated="7"/>
          <table:table-cell office:value-type="string" calcext:value-type="string">
            <text:p>Zeilennummer 904: "* Rudinn's luster begins to fade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Rudinn will den Kampf vermeiden.",</text:p>
          </table:table-cell>
          <table:table-cell table:number-columns-repeated="7"/>
          <table:table-cell office:value-type="string" calcext:value-type="string">
            <text:p>Zeilennummer 904: "* Rudinn is alright with not fighting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Alles klar^1,&amp;du hast mich&amp;überzeugt!!/%",</text:p>
          </table:table-cell>
          <table:table-cell table:number-columns-repeated="7"/>
          <table:table-cell office:value-type="string" calcext:value-type="string">
            <text:p>Zeilennummer 904: "Alright^1,&amp;you convinced&amp;me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Du und Ralsei warnen Rudinn vor Susie^1.&amp;* Der Feind passt auf.../%",</text:p>
          </table:table-cell>
          <table:table-cell table:number-columns-repeated="7"/>
          <table:table-cell office:value-type="string" calcext:value-type="string">
            <text:p>Zeilennummer 904: "* You and Ralsei warned Rudinn about Susie^1.&amp;* The enemy went on guard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Du und Ralsei warnen die Feinde vor Susie^1.&amp;* Jeder passt auf./%",</text:p>
          </table:table-cell>
          <table:table-cell table:number-columns-repeated="7"/>
          <table:table-cell office:value-type="string" calcext:value-type="string">
            <text:p>Zeilennummer 904: "* You and Ralsei warned the enemies about Susie^1.&amp;* Everyone went on guar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(gewarnt)",</text:p>
          </table:table-cell>
          <table:table-cell table:number-columns-repeated="7"/>
          <table:table-cell office:value-type="string" calcext:value-type="string">
            <text:p>Zeilennummer 904: "(Warned)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Machst du witze?&amp;ich kann &amp;nicht aufh$ren.&amp;Das ist mein Job!/%",</text:p>
          </table:table-cell>
          <table:table-cell table:number-columns-repeated="7"/>
          <table:table-cell office:value-type="string" calcext:value-type="string">
            <text:p>Zeilennummer 904: "You kidding?&amp;I can't quit.&amp;Stopping you&amp;is my job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Wirklich^1?&amp;* Wofür gibst du dein Geld aus?/%",</text:p>
          </table:table-cell>
          <table:table-cell table:number-columns-repeated="7"/>
          <table:table-cell office:value-type="string" calcext:value-type="string">
            <text:p>Zeilennummer 904: "* Really^1?&amp;* What do you spend your money on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ich bin eine&amp;normale Person./",</text:p>
          </table:table-cell>
          <table:table-cell table:number-columns-repeated="7"/>
          <table:table-cell office:value-type="string" calcext:value-type="string">
            <text:p>Zeilennummer 904: "I'm a normal&amp;perso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ich gib mein&amp;Geld für&amp;MIETE und&amp;MYSTISCHE STEINE&amp;aus./%",</text:p>
          </table:table-cell>
          <table:table-cell table:number-columns-repeated="7"/>
          <table:table-cell office:value-type="string" calcext:value-type="string">
            <text:p>Zeilennummer 904: "I spend all&amp;my money on&amp;RENT and&amp;MYSTIC GEM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04: "* (Kris^1, versuch die nochmal zu //cYÜberzeugen//cW...)/%",</text:p>
          </table:table-cell>
          <table:table-cell table:number-columns-repeated="7"/>
          <table:table-cell office:value-type="string" calcext:value-type="string">
            <text:p>Zeilennummer 904: "* (Kris^1, let's try CONVINCING them again...)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30:58.196000000</meta:creation-date>
    <dc:date>2023-06-18T20:32:45.686000000</dc:date>
    <meta:editing-duration>PT1M47S</meta:editing-duration>
    <meta:editing-cycles>1</meta:editing-cycles>
    <meta:document-statistic meta:table-count="1" meta:cell-count="61" meta:object-count="0"/>
    <meta:generator>LibreOffice/7.4.3.2$Windows_X86_64 LibreOffice_project/1048a8393ae2eeec98dff31b5c133c5f1d08b890</meta:generator>
  </office:meta>
</office:document-meta>
</file>